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c2c" officeooo:paragraph-rsid="0009ac2c"/>
    </style:style>
    <style:style style:name="T1" style:family="text">
      <style:text-properties officeooo:rsid="000b9c1d"/>
    </style:style>
    <style:style style:name="T2" style:family="text">
      <style:text-properties officeooo:rsid="000d89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$</text:span>rostopic echo myfinallocation</text:p>
      <text:p text:style-name="P1">x: -6.234080814878913</text:p>
      <text:p text:style-name="P1">y: 78.61727444797395</text:p>
      <text:p text:style-name="P1">z: 0.09283798517081271</text:p>
      <text:p text:style-name="P1">---</text:p>
      <text:p text:style-name="P1">x: -6.156757119319188</text:p>
      <text:p text:style-name="P1">y: 78.62212310089606</text:p>
      <text:p text:style-name="P1">z: 0.12190164326784467</text:p>
      <text:p text:style-name="P1">---</text:p>
      <text:p text:style-name="P1">x: -3.699490342085238</text:p>
      <text:p text:style-name="P1">y: 78.4140039147611</text:p>
      <text:p text:style-name="P1">z: -0.9725776496663762</text:p>
      <text:p text:style-name="P1">---</text:p>
      <text:p text:style-name="P1">x: -0.8378485033500205</text:p>
      <text:p text:style-name="P1">y: 78.3749898847104</text:p>
      <text:p text:style-name="P1">z: -0.8841525876089202</text:p>
      <text:p text:style-name="P1">---</text:p>
      <text:p text:style-name="P1">x: 1.9601836690492824</text:p>
      <text:p text:style-name="P1">y: 78.07908516869854</text:p>
      <text:p text:style-name="P1">z: -0.4117126336783502</text:p>
      <text:p text:style-name="P1">---</text:p>
      <text:p text:style-name="P1">x: 0.6443772657791724</text:p>
      <text:p text:style-name="P1">y: 77.41052801174669</text:p>
      <text:p text:style-name="P1">z: 1.2466426699262771</text:p>
      <text:p text:style-name="P1">---</text:p>
      <text:p text:style-name="P1">x: -0.23575532483741135</text:p>
      <text:p text:style-name="P1">y: 77.30919837625854</text:p>
      <text:p text:style-name="P1">z: 0.29541849150213756</text:p>
      <text:p text:style-name="P1">---</text:p>
      <text:p text:style-name="P1">x: -2.234118357735812</text:p>
      <text:p text:style-name="P1">y: 77.2044689008276</text:p>
      <text:p text:style-name="P1">z: 0.2728911827052881</text:p>
      <text:p text:style-name="P1">---</text:p>
      <text:p text:style-name="P1">x: -4.819689689084368</text:p>
      <text:p text:style-name="P1">y: 76.83882570774665</text:p>
      <text:p text:style-name="P1">z: 0.136087683356383</text:p>
      <text:p text:style-name="P1">---</text:p>
      <text:p text:style-name="P1">x: -4.431706576189892</text:p>
      <text:p text:style-name="P1">y: 76.80972836031377</text:p>
      <text:p text:style-name="P1">z: 0.19098747843403055</text:p>
      <text:p text:style-name="P1">---</text:p>
      <text:p text:style-name="P1">x: -5.740640089214257</text:p>
      <text:p text:style-name="P1">y: 76.64359622050158</text:p>
      <text:p text:style-name="P1">z: 0.16637110391294127</text:p>
      <text:p text:style-name="P1">---</text:p>
      <text:p text:style-name="P1">x: -6.593508738110463</text:p>
      <text:p text:style-name="P1">y: 76.44966528614029</text:p>
      <text:p text:style-name="P1">z: 0.18264067323548533</text:p>
      <text:p text:style-name="P1">---</text:p>
      <text:p text:style-name="P1">x: -6.127545044176858</text:p>
      <text:p text:style-name="P1">y: 76.49246601232448</text:p>
      <text:p text:style-name="P1">z: 0.11798959728849011</text:p>
      <text:p text:style-name="P1"><text:soft-page-break/>---</text:p>
      <text:p text:style-name="P1">x: -6.574763254240284</text:p>
      <text:p text:style-name="P1">y: 76.38936585406876</text:p>
      <text:p text:style-name="P1">z: 0.13522886704099765</text:p>
      <text:p text:style-name="P1">---</text:p>
      <text:p text:style-name="P1">x: -6.170985947953719</text:p>
      <text:p text:style-name="P1">y: 76.38485899362142</text:p>
      <text:p text:style-name="P1">z: 0.08585684176805058</text:p>
      <text:p text:style-name="P1">---</text:p>
      <text:p text:style-name="P1">x: -5.458742517167884</text:p>
      <text:p text:style-name="P1">y: 76.40629078362058</text:p>
      <text:p text:style-name="P1">z: 0.11138430108383353</text:p>
      <text:p text:style-name="P1">---</text:p>
      <text:p text:style-name="P1">x: -4.756943334348931</text:p>
      <text:p text:style-name="P1">y: 76.44374623369251</text:p>
      <text:p text:style-name="P1">z: 0.16806440049566698</text:p>
      <text:p text:style-name="P1">---</text:p>
      <text:p text:style-name="P1">x: -4.004481465414548</text:p>
      <text:p text:style-name="P1">y: 76.48937155476573</text:p>
      <text:p text:style-name="P1">z: 0.14589213950104782</text:p>
      <text:p text:style-name="P1">---</text:p>
      <text:p text:style-name="P1">x: -3.11365257502215</text:p>
      <text:p text:style-name="P1">y: 76.58645028994259</text:p>
      <text:p text:style-name="P1">z: 0.18239119285899325</text:p>
      <text:p text:style-name="P1">---</text:p>
      <text:p text:style-name="P1">x: -2.1197408879444177</text:p>
      <text:p text:style-name="P1">y: 76.63332866225693</text:p>
      <text:p text:style-name="P1">z: 0.21473854938172504</text:p>
      <text:p text:style-name="P1">---</text:p>
      <text:p text:style-name="P1">x: -1.0767416815787003</text:p>
      <text:p text:style-name="P1">y: 76.72646777962738</text:p>
      <text:p text:style-name="P1">z: 0.23558907259847622</text:p>
      <text:p text:style-name="P1">---</text:p>
      <text:p text:style-name="P1">x: -0.955807405649403</text:p>
      <text:p text:style-name="P1">y: 76.76882681704987</text:p>
      <text:p text:style-name="P1">z: 0.24897401573595926</text:p>
      <text:p text:style-name="P1">---</text:p>
      <text:p text:style-name="P1">x: 0.11434905296806264</text:p>
      <text:p text:style-name="P1">y: 76.82382834104362</text:p>
      <text:p text:style-name="P1">z: 0.2715140483613831</text:p>
      <text:p text:style-name="P1">---</text:p>
      <text:p text:style-name="P1">x: 1.2587568107432867</text:p>
      <text:p text:style-name="P1">y: 76.89765369776383</text:p>
      <text:p text:style-name="P1">z: 0.29845844381121384</text:p>
      <text:p text:style-name="P1">---</text:p>
      <text:p text:style-name="P1">x: 2.3047165941928647</text:p>
      <text:p text:style-name="P1">y: 76.98508527819325</text:p>
      <text:p text:style-name="P1">z: 0.31191342680668366</text:p>
      <text:p text:style-name="P1">---</text:p>
      <text:p text:style-name="P1">x: 3.3473286632339425</text:p>
      <text:p text:style-name="P1">y: 77.06520331845691</text:p>
      <text:p text:style-name="P1">z: 0.3287850285046321</text:p>
      <text:p text:style-name="P1"><text:soft-page-break/>---</text:p>
      <text:p text:style-name="P1">x: 4.345320218471177</text:p>
      <text:p text:style-name="P1">y: 77.1563004913678</text:p>
      <text:p text:style-name="P1">z: 0.39438683014988885</text:p>
      <text:p text:style-name="P1">---</text:p>
      <text:p text:style-name="P1">x: 5.402661506849259</text:p>
      <text:p text:style-name="P1">y: 77.26910572450483</text:p>
      <text:p text:style-name="P1">z: 0.4518681494416228</text:p>
      <text:p text:style-name="P1">---</text:p>
      <text:p text:style-name="P1">x: 6.1901761230765056</text:p>
      <text:p text:style-name="P1">y: 77.36066280388819</text:p>
      <text:p text:style-name="P1">z: 0.5025138060184702</text:p>
      <text:p text:style-name="P1">---</text:p>
      <text:p text:style-name="P1">x: 6.872366472372613</text:p>
      <text:p text:style-name="P1">y: 77.5272503390967</text:p>
      <text:p text:style-name="P1">z: 0.5956757175683729</text:p>
      <text:p text:style-name="P1">---</text:p>
      <text:p text:style-name="P1">x: 7.37679409910165</text:p>
      <text:p text:style-name="P1">y: 77.70958713012583</text:p>
      <text:p text:style-name="P1">z: 0.6830759230435647</text:p>
      <text:p text:style-name="P1">---</text:p>
      <text:p text:style-name="P1">x: 7.698145085025861</text:p>
      <text:p text:style-name="P1">y: 77.96610833368841</text:p>
      <text:p text:style-name="P1">z: 0.7825990790088481</text:p>
      <text:p text:style-name="P1">---</text:p>
      <text:p text:style-name="P1">x: 7.557168236064872</text:p>
      <text:p text:style-name="P1">y: 78.32737606123332</text:p>
      <text:p text:style-name="P1">z: 0.8789546035609119</text:p>
      <text:p text:style-name="P1">---</text:p>
      <text:p text:style-name="P1">x: 7.600455776702281</text:p>
      <text:p text:style-name="P1">y: 78.67118563330045</text:p>
      <text:p text:style-name="P1">z: 0.9811403015940937</text:p>
      <text:p text:style-name="P1">---</text:p>
      <text:p text:style-name="P1">x: 7.465741413442839</text:p>
      <text:p text:style-name="P1">y: 79.04780872018317</text:p>
      <text:p text:style-name="P1">z: 1.1057709416627732</text:p>
      <text:p text:style-name="P1">---</text:p>
      <text:p text:style-name="P1">x: 7.108673071030212</text:p>
      <text:p text:style-name="P1">y: 79.51861511912162</text:p>
      <text:p text:style-name="P1">z: 1.196125696692911</text:p>
      <text:p text:style-name="P1">---</text:p>
      <text:p text:style-name="P1">x: 6.427834196527824</text:p>
      <text:p text:style-name="P1">y: 80.00400539150526</text:p>
      <text:p text:style-name="P1">z: 1.3174978826064052</text:p>
      <text:p text:style-name="P1">---</text:p>
      <text:p text:style-name="P1">x: 6.317150264968425</text:p>
      <text:p text:style-name="P1">y: 80.47351760809457</text:p>
      <text:p text:style-name="P1">z: 1.4836886694540317</text:p>
      <text:p text:style-name="P1">---</text:p>
      <text:p text:style-name="P1">x: 5.3328964996193315</text:p>
      <text:p text:style-name="P1">y: 80.93483853885711</text:p>
      <text:p text:style-name="P1">z: 1.6183477752025424</text:p>
      <text:p text:style-name="P1"><text:soft-page-break/>---</text:p>
      <text:p text:style-name="P1">x: 5.782426869731202</text:p>
      <text:p text:style-name="P1">y: 80.88993571379804</text:p>
      <text:p text:style-name="P1">z: 1.860065262131936</text:p>
      <text:p text:style-name="P1">---</text:p>
      <text:p text:style-name="P1">x: 6.054011283021976</text:p>
      <text:p text:style-name="P1">y: 80.7373301328382</text:p>
      <text:p text:style-name="P1">z: 1.8757480810383915</text:p>
      <text:p text:style-name="P1">---</text:p>
      <text:p text:style-name="P1">x: 6.169923562505509</text:p>
      <text:p text:style-name="P1">y: 80.40490846544733</text:p>
      <text:p text:style-name="P1">z: 1.9529305848287868</text:p>
      <text:p text:style-name="P1">---</text:p>
      <text:p text:style-name="P1">x: 6.186231924547567</text:p>
      <text:p text:style-name="P1">y: 80.14785137444993</text:p>
      <text:p text:style-name="P1">z: 1.9766394076857279</text:p>
      <text:p text:style-name="P1">---</text:p>
      <text:p text:style-name="P1">x: 5.453098746124959</text:p>
      <text:p text:style-name="P1">y: 80.22158082019541</text:p>
      <text:p text:style-name="P1">z: 1.9246102268252523</text:p>
      <text:p text:style-name="P1">---</text:p>
      <text:p text:style-name="P1">x: 5.416482679881295</text:p>
      <text:p text:style-name="P1">y: 80.10338823534757</text:p>
      <text:p text:style-name="P1">z: 2.0275644338459062</text:p>
      <text:p text:style-name="P1">---</text:p>
      <text:p text:style-name="P1">x: 5.604037795754864</text:p>
      <text:p text:style-name="P1">y: 80.03917005105835</text:p>
      <text:p text:style-name="P1">z: 2.0139006644798454</text:p>
      <text:p text:style-name="P1">---</text:p>
      <text:p text:style-name="P1">x: 5.604758214302217</text:p>
      <text:p text:style-name="P1">y: 80.0137124021347</text:p>
      <text:p text:style-name="P1">z: 1.939122081584072</text:p>
      <text:p text:style-name="P1">---</text:p>
      <text:p text:style-name="P1">x: 5.481204194026548</text:p>
      <text:p text:style-name="P1">y: 80.08719594316267</text:p>
      <text:p text:style-name="P1">z: 1.9034858349177055</text:p>
      <text:p text:style-name="P1">---</text:p>
      <text:p text:style-name="P1">x: 5.575526108016759</text:p>
      <text:p text:style-name="P1">y: 80.20896286625558</text:p>
      <text:p text:style-name="P1">z: 1.8712552514037493</text:p>
      <text:p text:style-name="P1">---</text:p>
      <text:p text:style-name="P1">x: 6.313744588088455</text:p>
      <text:p text:style-name="P1">y: 80.2832578383661</text:p>
      <text:p text:style-name="P1">z: 1.6500855598293636</text:p>
      <text:p text:style-name="P1">---</text:p>
      <text:p text:style-name="P1">x: 7.019854812347611</text:p>
      <text:p text:style-name="P1">y: 80.35532610266576</text:p>
      <text:p text:style-name="P1">z: 1.349157997971149</text:p>
      <text:p text:style-name="P1">---</text:p>
      <text:p text:style-name="P1">x: 7.13468365731299</text:p>
      <text:p text:style-name="P1">y: 80.34992890225796</text:p>
      <text:p text:style-name="P1">z: 1.305227443904542</text:p>
      <text:p text:style-name="P1"><text:soft-page-break/>---</text:p>
      <text:p text:style-name="P1">x: 8.085643415922348</text:p>
      <text:p text:style-name="P1">y: 80.3315484726999</text:p>
      <text:p text:style-name="P1">z: 1.3621820923918146</text:p>
      <text:p text:style-name="P1">---</text:p>
      <text:p text:style-name="P1">x: 9.031434769340635</text:p>
      <text:p text:style-name="P1">y: 80.3106107781979</text:p>
      <text:p text:style-name="P1">z: 1.5003215503068987</text:p>
      <text:p text:style-name="P1">---</text:p>
      <text:p text:style-name="P1">x: 8.244897998821834</text:p>
      <text:p text:style-name="P1">y: 80.5334314928102</text:p>
      <text:p text:style-name="P1">z: 1.6746519180456467</text:p>
      <text:p text:style-name="P1">---</text:p>
      <text:p text:style-name="P1">x: 7.94136813590874</text:p>
      <text:p text:style-name="P1">y: 80.64069160606478</text:p>
      <text:p text:style-name="P1">z: 1.830644411301135</text:p>
      <text:p text:style-name="P1">---</text:p>
      <text:p text:style-name="P1">x: 7.69850045141006</text:p>
      <text:p text:style-name="P1">y: 80.73319371180665</text:p>
      <text:p text:style-name="P1">z: 1.9585769730024445</text:p>
      <text:p text:style-name="P1">---</text:p>
      <text:p text:style-name="P1">x: 7.476938489916047</text:p>
      <text:p text:style-name="P1">y: 80.81600395482826</text:p>
      <text:p text:style-name="P1">z: 2.0722862858377287</text:p>
      <text:p text:style-name="P1">---</text:p>
      <text:p text:style-name="P1">x: 7.054894308475187</text:p>
      <text:p text:style-name="P1">y: 80.9443238081261</text:p>
      <text:p text:style-name="P1">z: 2.1991479660928404</text:p>
      <text:p text:style-name="P1">---</text:p>
      <text:p text:style-name="P1">x: 6.667675602553746</text:p>
      <text:p text:style-name="P1">y: 81.10632965722344</text:p>
      <text:p text:style-name="P1">z: 2.356694337927159</text:p>
      <text:p text:style-name="P1">---</text:p>
      <text:p text:style-name="P1">x: 6.802901544396099</text:p>
      <text:p text:style-name="P1">y: 80.98645757726244</text:p>
      <text:p text:style-name="P1">z: 2.4357429381063076</text:p>
      <text:p text:style-name="P1">---</text:p>
      <text:p text:style-name="P1">x: 6.505224567435521</text:p>
      <text:p text:style-name="P1">y: 81.06755608980642</text:p>
      <text:p text:style-name="P1">z: 2.5101243811354546</text:p>
      <text:p text:style-name="P1">---</text:p>
      <text:p text:style-name="P1">x: 6.377499493985204</text:p>
      <text:p text:style-name="P1">y: 81.16927830893148</text:p>
      <text:p text:style-name="P1">z: 2.5540375770637396</text:p>
      <text:p text:style-name="P1">---</text:p>
      <text:p text:style-name="P1">x: 6.9139234281913575</text:p>
      <text:p text:style-name="P1">y: 81.25718181530011</text:p>
      <text:p text:style-name="P1">z: 2.5879915736783508</text:p>
      <text:p text:style-name="P1">---</text:p>
      <text:p text:style-name="P1">x: 8.176364323607615</text:p>
      <text:p text:style-name="P1">y: 81.07306846550742</text:p>
      <text:p text:style-name="P1">z: 2.616646272053246</text:p>
      <text:p text:style-name="P1"><text:soft-page-break/>---</text:p>
      <text:p text:style-name="P1">x: 8.82176847799345</text:p>
      <text:p text:style-name="P1">y: 81.03982552658451</text:p>
      <text:p text:style-name="P1">z: 2.63890609877943</text:p>
      <text:p text:style-name="P1">---</text:p>
      <text:p text:style-name="P1">x: 9.219794081618398</text:p>
      <text:p text:style-name="P1">y: 80.93444827115346</text:p>
      <text:p text:style-name="P1">z: 2.6823006552884703</text:p>
      <text:p text:style-name="P1">---</text:p>
      <text:p text:style-name="P1">x: 9.137506110735544</text:p>
      <text:p text:style-name="P1">y: 80.92235213684046</text:p>
      <text:p text:style-name="P1">z: 2.7226842933142628</text:p>
      <text:p text:style-name="P1">---</text:p>
      <text:p text:style-name="P1">x: 9.564178062120241</text:p>
      <text:p text:style-name="P1">y: 80.94075141169208</text:p>
      <text:p text:style-name="P1">z: 2.7039139558035483</text:p>
      <text:p text:style-name="P1">---</text:p>
      <text:p text:style-name="P1">x: 9.858435861342368</text:p>
      <text:p text:style-name="P1">y: 80.92648331317434</text:p>
      <text:p text:style-name="P1">z: 2.748137009102775</text:p>
      <text:p text:style-name="P1">---</text:p>
      <text:p text:style-name="P1">x: 10.234862768889943</text:p>
      <text:p text:style-name="P1">y: 81.01989947427069</text:p>
      <text:p text:style-name="P1">z: 2.8020281878473634</text:p>
      <text:p text:style-name="P1">---</text:p>
      <text:p text:style-name="P1">x: 10.826303742814899</text:p>
      <text:p text:style-name="P1">y: 80.81133317830836</text:p>
      <text:p text:style-name="P1">z: 2.916995144750814</text:p>
      <text:p text:style-name="P1">---</text:p>
      <text:p text:style-name="P1">x: 11.761190508149472</text:p>
      <text:p text:style-name="P1">y: 80.82944600065674</text:p>
      <text:p text:style-name="P1">z: 2.932913330603327</text:p>
      <text:p text:style-name="P1">---</text:p>
      <text:p text:style-name="P1">x: 12.829478286828136</text:p>
      <text:p text:style-name="P1">y: 80.55403268069651</text:p>
      <text:p text:style-name="P1">z: 2.965640489897954</text:p>
      <text:p text:style-name="P1">---</text:p>
      <text:p text:style-name="P1">x: 14.552755282612235</text:p>
      <text:p text:style-name="P1">y: 80.4872049686918</text:p>
      <text:p text:style-name="P1">z: 3.0758126686056952</text:p>
      <text:p text:style-name="P1">---</text:p>
      <text:p text:style-name="P1">x: 15.58014332334989</text:p>
      <text:p text:style-name="P1">y: 80.4537781200828</text:p>
      <text:p text:style-name="P1">z: 3.2615134530917205</text:p>
      <text:p text:style-name="P1">---</text:p>
      <text:p text:style-name="P1">x: 15.521453850977334</text:p>
      <text:p text:style-name="P1">y: 80.66051212486639</text:p>
      <text:p text:style-name="P1">z: 3.4647839706573547</text:p>
      <text:p text:style-name="P1">---</text:p>
      <text:p text:style-name="P1">x: 17.375545472625305</text:p>
      <text:p text:style-name="P1">y: 80.33121903727086</text:p>
      <text:p text:style-name="P1">z: 4.010003101636131</text:p>
      <text:p text:style-name="P1"><text:soft-page-break/>---</text:p>
      <text:p text:style-name="P1">x: 19.75382178956785</text:p>
      <text:p text:style-name="P1">y: 79.90594307840928</text:p>
      <text:p text:style-name="P1">z: 4.091802197617984</text:p>
      <text:p text:style-name="P1">---</text:p>
      <text:p text:style-name="P1">x: 19.855477138510512</text:p>
      <text:p text:style-name="P1">y: 79.30306670640593</text:p>
      <text:p text:style-name="P1">z: 3.780166474821427</text:p>
      <text:p text:style-name="P1">---</text:p>
      <text:p text:style-name="P1">x: 20.781391210553082</text:p>
      <text:p text:style-name="P1">y: 78.57144830969516</text:p>
      <text:p text:style-name="P1">z: 3.5792690191792227</text:p>
      <text:p text:style-name="P1">---</text:p>
      <text:p text:style-name="P1">x: 19.18459204750657</text:p>
      <text:p text:style-name="P1">y: 78.58224480764773</text:p>
      <text:p text:style-name="P1">z: 3.4317140046633847</text:p>
      <text:p text:style-name="P1">---</text:p>
      <text:p text:style-name="P1">x: 17.48113370140422</text:p>
      <text:p text:style-name="P1">y: 78.53387353564369</text:p>
      <text:p text:style-name="P1">z: 3.0881094767404034</text:p>
      <text:p text:style-name="P1">---</text:p>
      <text:p text:style-name="P1">x: 15.457318780239873</text:p>
      <text:p text:style-name="P1">y: 78.52808466344455</text:p>
      <text:p text:style-name="P1">z: 2.837688473954219</text:p>
      <text:p text:style-name="P1">---</text:p>
      <text:p text:style-name="P1">x: 14.191608510300906</text:p>
      <text:p text:style-name="P1">y: 78.51854855725372</text:p>
      <text:p text:style-name="P1">z: 2.728853419551337</text:p>
      <text:p text:style-name="P1">---</text:p>
      <text:p text:style-name="P1">x: 11.89800532209334</text:p>
      <text:p text:style-name="P1">y: 78.476043407102</text:p>
      <text:p text:style-name="P1">z: 2.5580605095828943</text:p>
      <text:p text:style-name="P1">---</text:p>
      <text:p text:style-name="P1">x: 11.364935006073784</text:p>
      <text:p text:style-name="P1">y: 78.44873945548376</text:p>
      <text:p text:style-name="P1">z: 2.54901467408271</text:p>
      <text:p text:style-name="P1">---</text:p>
      <text:p text:style-name="P1">x: 10.933855995605377</text:p>
      <text:p text:style-name="P1">y: 78.37732553920398</text:p>
      <text:p text:style-name="P1">z: 2.5144758783585326</text:p>
      <text:p text:style-name="P1">---</text:p>
      <text:p text:style-name="P1">x: 9.430831944964552</text:p>
      <text:p text:style-name="P1">y: 78.33320550667408</text:p>
      <text:p text:style-name="P1">z: 2.452968866562568</text:p>
      <text:p text:style-name="P1">---</text:p>
      <text:p text:style-name="P1">x: 8.2747211463916</text:p>
      <text:p text:style-name="P1">y: 78.30297705417301</text:p>
      <text:p text:style-name="P1">z: 2.433633848764035</text:p>
      <text:p text:style-name="P1">---</text:p>
      <text:p text:style-name="P1">x: 7.434862432011104</text:p>
      <text:p text:style-name="P1">y: 78.28697774449311</text:p>
      <text:p text:style-name="P1">z: 2.4399684394793235</text:p>
      <text:p text:style-name="P1"><text:soft-page-break/>---</text:p>
      <text:p text:style-name="P1">x: 5.982270703468402</text:p>
      <text:p text:style-name="P1">y: 78.32519336468262</text:p>
      <text:p text:style-name="P1">z: 2.406243573308703</text:p>
      <text:p text:style-name="P1">---</text:p>
      <text:p text:style-name="P1">x: 4.813439816057308</text:p>
      <text:p text:style-name="P1">y: 78.37232449650571</text:p>
      <text:p text:style-name="P1">z: 2.35540298668243</text:p>
      <text:p text:style-name="P1">---</text:p>
      <text:p text:style-name="P1">x: 4.914306654978231</text:p>
      <text:p text:style-name="P1">y: 78.37653679519207</text:p>
      <text:p text:style-name="P1">z: 2.384055360625696</text:p>
      <text:p text:style-name="P1">---</text:p>
      <text:p text:style-name="P1">x: 3.8122383599665266</text:p>
      <text:p text:style-name="P1">y: 78.45545289942504</text:p>
      <text:p text:style-name="P1">z: 2.312220055478368</text:p>
      <text:p text:style-name="P1">---</text:p>
      <text:p text:style-name="P1">x: 4.0637737336635835</text:p>
      <text:p text:style-name="P1">y: 78.46600587728699</text:p>
      <text:p text:style-name="P1">z: 2.282910287553441</text:p>
      <text:p text:style-name="P1">---</text:p>
      <text:p text:style-name="P1">x: 4.687029227554164</text:p>
      <text:p text:style-name="P1">y: 78.4599767873675</text:p>
      <text:p text:style-name="P1">z: 2.2472157703241447</text:p>
      <text:p text:style-name="P1">---</text:p>
      <text:p text:style-name="P1">x: 5.681579085661515</text:p>
      <text:p text:style-name="P1">y: 78.44027688045372</text:p>
      <text:p text:style-name="P1">z: 2.2169660435434944</text:p>
      <text:p text:style-name="P1">---</text:p>
      <text:p text:style-name="P1">x: 6.791370442394955</text:p>
      <text:p text:style-name="P1">y: 78.40478189710736</text:p>
      <text:p text:style-name="P1">z: 2.205800701069232</text:p>
      <text:p text:style-name="P1">---</text:p>
      <text:p text:style-name="P1">x: 8.007703036437775</text:p>
      <text:p text:style-name="P1">y: 78.33473024484239</text:p>
      <text:p text:style-name="P1">z: 2.1992733758926986</text:p>
      <text:p text:style-name="P1">---</text:p>
      <text:p text:style-name="P1">x: 8.52163032427333</text:p>
      <text:p text:style-name="P1">y: 78.30883184173814</text:p>
      <text:p text:style-name="P1">z: 2.242713866587691</text:p>
      <text:p text:style-name="P1">---</text:p>
      <text:p text:style-name="P1">x: 9.69332473433794</text:p>
      <text:p text:style-name="P1">y: 78.23494513516124</text:p>
      <text:p text:style-name="P1">z: 2.2325442358646646</text:p>
      <text:p text:style-name="P1">---</text:p>
      <text:p text:style-name="P1">x: 10.464162436270263</text:p>
      <text:p text:style-name="P1">y: 78.18049311477299</text:p>
      <text:p text:style-name="P1">z: 2.27395282397299</text:p>
      <text:p text:style-name="P1">---</text:p>
      <text:p text:style-name="P1">x: 11.594090787291856</text:p>
      <text:p text:style-name="P1">y: 78.1273640283816</text:p>
      <text:p text:style-name="P1">z: 2.288074654705868</text:p>
      <text:p text:style-name="P1"><text:soft-page-break/>---</text:p>
      <text:p text:style-name="P1">x: 13.147162607979443</text:p>
      <text:p text:style-name="P1">y: 78.08937886943423</text:p>
      <text:p text:style-name="P1">z: 2.2950508635982736</text:p>
      <text:p text:style-name="P1">---</text:p>
      <text:p text:style-name="P1">x: 19.054435408229626</text:p>
      <text:p text:style-name="P1">y: 77.90708955544835</text:p>
      <text:p text:style-name="P1">z: 2.37453254153564</text:p>
      <text:p text:style-name="P1">---</text:p>
      <text:p text:style-name="P1">x: 20.181791619509696</text:p>
      <text:p text:style-name="P1">y: 77.91429849426825</text:p>
      <text:p text:style-name="P1">z: 2.3885745739415807</text:p>
      <text:p text:style-name="P1">---</text:p>
      <text:p text:style-name="P1">x: 21.106701937313286</text:p>
      <text:p text:style-name="P1">y: 77.94722249118422</text:p>
      <text:p text:style-name="P1">z: 2.4184672344451528</text:p>
      <text:p text:style-name="P1">---</text:p>
      <text:p text:style-name="P1">x: 22.034947884516576</text:p>
      <text:p text:style-name="P1">y: 77.96389831070447</text:p>
      <text:p text:style-name="P1">z: 2.4653386784542173</text:p>
      <text:p text:style-name="P1">---</text:p>
      <text:p text:style-name="P1">x: 22.881744840561677</text:p>
      <text:p text:style-name="P1">y: 78.00763185555897</text:p>
      <text:p text:style-name="P1">z: 2.5159434829982446</text:p>
      <text:p text:style-name="P1">---</text:p>
      <text:p text:style-name="P1">x: 23.773150556898653</text:p>
      <text:p text:style-name="P1">y: 78.0508286489554</text:p>
      <text:p text:style-name="P1">z: 2.561253368267896</text:p>
      <text:p text:style-name="P1">---</text:p>
      <text:p text:style-name="P1">x: 24.606881331066866</text:p>
      <text:p text:style-name="P1">y: 78.0782023401303</text:p>
      <text:p text:style-name="P1">z: 2.6255270642389634</text:p>
      <text:p text:style-name="P1">---</text:p>
      <text:p text:style-name="P1">x: 25.577183943977328</text:p>
      <text:p text:style-name="P1">y: 78.12634452578662</text:p>
      <text:p text:style-name="P1">z: 2.7094062644890267</text:p>
      <text:p text:style-name="P1">---</text:p>
      <text:p text:style-name="P1">x: 26.526583009800017</text:p>
      <text:p text:style-name="P1">y: 78.16997235473428</text:p>
      <text:p text:style-name="P1">z: 2.782379581525016</text:p>
      <text:p text:style-name="P1">---</text:p>
      <text:p text:style-name="P1">x: 27.406016094714538</text:p>
      <text:p text:style-name="P1">y: 78.20107901524176</text:p>
      <text:p text:style-name="P1">z: 2.858893707219733</text:p>
      <text:p text:style-name="P1">---</text:p>
      <text:p text:style-name="P1">x: 28.26417577557273</text:p>
      <text:p text:style-name="P1">y: 78.2372774625099</text:p>
      <text:p text:style-name="P1">z: 2.923966250898652</text:p>
      <text:p text:style-name="P1">---</text:p>
      <text:p text:style-name="P1">x: 29.2556429429086</text:p>
      <text:p text:style-name="P1">y: 78.26548701574569</text:p>
      <text:p text:style-name="P1">z: 2.9987454741434365</text:p>
      <text:p text:style-name="P1"><text:soft-page-break/>---</text:p>
      <text:p text:style-name="P1">x: 30.01797601705412</text:p>
      <text:p text:style-name="P1">y: 78.33600593145373</text:p>
      <text:p text:style-name="P1">z: 3.092604610226098</text:p>
      <text:p text:style-name="P1">---</text:p>
      <text:p text:style-name="P1">x: 31.101165076782824</text:p>
      <text:p text:style-name="P1">y: 78.35807508874701</text:p>
      <text:p text:style-name="P1">z: 3.119021907649688</text:p>
      <text:p text:style-name="P1">---</text:p>
      <text:p text:style-name="P1">x: 31.80690027436783</text:p>
      <text:p text:style-name="P1">y: 78.43140699046356</text:p>
      <text:p text:style-name="P1">z: 3.2048015517973742</text:p>
      <text:p text:style-name="P1">---</text:p>
      <text:p text:style-name="P1">x: 32.30756949393992</text:p>
      <text:p text:style-name="P1">y: 78.49922249695007</text:p>
      <text:p text:style-name="P1">z: 3.2714883351564095</text:p>
      <text:p text:style-name="P1">---</text:p>
      <text:p text:style-name="P1">x: 33.30178129782969</text:p>
      <text:p text:style-name="P1">y: 78.5436681312078</text:p>
      <text:p text:style-name="P1">z: 3.3729657462657574</text:p>
      <text:p text:style-name="P1">---</text:p>
      <text:p text:style-name="P1">x: 33.5137252398281</text:p>
      <text:p text:style-name="P1">y: 78.63613988433684</text:p>
      <text:p text:style-name="P1">z: 3.4611821946552457</text:p>
      <text:p text:style-name="P1">---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7:03:25.333281734</meta:creation-date>
    <meta:editing-duration>PT48S</meta:editing-duration>
    <meta:editing-cycles>2</meta:editing-cycles>
    <meta:generator>LibreOffice/6.4.7.2$Linux_X86_64 LibreOffice_project/40$Build-2</meta:generator>
    <dc:date>2022-10-23T17:04:11.648307969</dc:date>
    <meta:document-statistic meta:table-count="0" meta:image-count="0" meta:object-count="0" meta:page-count="10" meta:paragraph-count="493" meta:word-count="864" meta:character-count="7911" meta:non-whitespace-character-count="7540"/>
  </office:meta>
</office:document-meta>
</file>